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dd04" officeooo:paragraph-rsid="001cdd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3pt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e52e8" officeooo:paragraph-rsid="001e52e8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mentacja projektu z Grafiki Komputerowej i Wizualizacji</text:p>
      <text:p text:style-name="P5"/>
      <text:p text:style-name="P2">Autorzy:</text:p>
      <text:list xml:id="list2897274697525516870" text:style-name="L1">
        <text:list-item>
          <text:p text:style-name="P3">Przemko Andrzejewski</text:p>
        </text:list-item>
        <text:list-item>
          <text:p text:style-name="P3">Wiktor Bałaban</text:p>
        </text:list-item>
      </text:list>
      <text:p text:style-name="P2">Repozytorium: </text:p>
      <text:list xml:id="list8623540351127633765" text:style-name="L2">
        <text:list-item>
          <text:p text:style-name="P4">https://github.com/przand1/grafikaProjekt</text:p>
          <text:p text:style-name="P4"/>
        </text:list-item>
      </text:list>
      <text:p text:style-name="P6">W skład sceny wchodzą modele ryby i meduzy.</text:p>
      <text:p text:style-name="P6">Ryba składa się z pięciu obiektów, poruszających się względem siebie, tworząc animację.</text:p>
      <text:p text:style-name="P6">Wszystkie modele zostały wykonane w Wings3D i wyeksportowane do formatu .obj.</text:p>
      <text:p text:style-name="P6">Tekstury stworzono w GIMP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39:21.593104795</meta:creation-date>
    <dc:date>2018-06-18T13:01:21.877153860</dc:date>
    <meta:editing-duration>PT38S</meta:editing-duration>
    <meta:editing-cycles>1</meta:editing-cycles>
    <meta:document-statistic meta:table-count="0" meta:image-count="0" meta:object-count="0" meta:page-count="1" meta:paragraph-count="11" meta:word-count="53" meta:character-count="392" meta:non-whitespace-character-count="352"/>
    <meta:generator>LibreOffice/5.1.6.2$Linux_X86_64 LibreOffice_project/10m0$Build-2</meta:generator>
  </office:meta>
</office:document-meta>
</file>